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314.9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64.41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120.39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61.74pt"/>
    </style:style>
    <style:style style:name="co21" style:family="table-column">
      <style:table-column-properties fo:break-before="auto" style:column-width="15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74.86pt"/>
    </style:style>
    <style:style style:name="co24" style:family="table-column">
      <style:table-column-properties fo:break-before="auto" style:column-width="281.76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39.34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136.6pt"/>
    </style:style>
    <style:style style:name="co29" style:family="table-column">
      <style:table-column-properties fo:break-before="auto" style:column-width="13.1pt"/>
    </style:style>
    <style:style style:name="co30" style:family="table-column">
      <style:table-column-properties fo:break-before="auto" style:column-width="18pt"/>
    </style:style>
    <style:style style:name="co31" style:family="table-column">
      <style:table-column-properties fo:break-before="auto" style:column-width="112.71pt"/>
    </style:style>
    <style:style style:name="co32" style:family="table-column">
      <style:table-column-properties fo:break-before="auto" style:column-width="37.05pt"/>
    </style:style>
    <style:style style:name="co33" style:family="table-column">
      <style:table-column-properties fo:break-before="auto" style:column-width="287.89pt"/>
    </style:style>
    <style:style style:name="co34" style:family="table-column">
      <style:table-column-properties fo:break-before="auto" style:column-width="66.36pt"/>
    </style:style>
    <style:style style:name="co35" style:family="table-column">
      <style:table-column-properties fo:break-before="auto" style:column-width="102.64pt"/>
    </style:style>
    <style:style style:name="co36" style:family="table-column">
      <style:table-column-properties fo:break-before="auto" style:column-width="297.21pt"/>
    </style:style>
    <style:style style:name="co37" style:family="table-column">
      <style:table-column-properties fo:break-before="auto" style:column-width="152.84pt"/>
    </style:style>
    <style:style style:name="co38" style:family="table-column">
      <style:table-column-properties fo:break-before="auto" style:column-width="103.41pt"/>
    </style:style>
    <style:style style:name="co39" style:family="table-column">
      <style:table-column-properties fo:break-before="auto" style:column-width="355.86pt"/>
    </style:style>
    <style:style style:name="co40" style:family="table-column">
      <style:table-column-properties fo:break-before="auto" style:column-width="115pt"/>
    </style:style>
    <style:style style:name="co41" style:family="table-column">
      <style:table-column-properties fo:break-before="auto" style:column-width="83.34pt"/>
    </style:style>
    <style:style style:name="co42" style:family="table-column">
      <style:table-column-properties fo:break-before="auto" style:column-width="20.81pt"/>
    </style:style>
    <style:style style:name="co43" style:family="table-column">
      <style:table-column-properties fo:break-before="auto" style:column-width="21.6pt"/>
    </style:style>
    <style:style style:name="co44" style:family="table-column">
      <style:table-column-properties fo:break-before="auto" style:column-width="25.46pt"/>
    </style:style>
    <style:style style:name="co45" style:family="table-column">
      <style:table-column-properties fo:break-before="auto" style:column-width="41.64pt"/>
    </style:style>
    <style:style style:name="co46" style:family="table-column">
      <style:table-column-properties fo:break-before="auto" style:column-width="64.06pt"/>
    </style:style>
    <style:style style:name="co47" style:family="table-column">
      <style:table-column-properties fo:break-before="auto" style:column-width="33.14pt"/>
    </style:style>
    <style:style style:name="co48" style:family="table-column">
      <style:table-column-properties fo:break-before="auto" style:column-width="54.79pt"/>
    </style:style>
    <style:style style:name="co49" style:family="table-column">
      <style:table-column-properties fo:break-before="auto" style:column-width="96.46pt"/>
    </style:style>
    <style:style style:name="co50" style:family="table-column">
      <style:table-column-properties fo:break-before="auto" style:column-width="27.75pt"/>
    </style:style>
    <style:style style:name="co51" style:family="table-column">
      <style:table-column-properties fo:break-before="auto" style:column-width="101.11pt"/>
    </style:style>
    <style:style style:name="co52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imple - Vec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Vsechno domlouvani je tich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ek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'Simple - Budovy'.A23]*['Simple - Budovy'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'Simple - Budovy'.A24]*['Simple - Budovy'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'Simple - Budovy'.A25]*['Simple - Budovy'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'Simple - Budovy'.A26]*['Simple - Budovy'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'Simple - Budovy'.A27]*['Simple - Budovy'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8]*['Simple - Budovy'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'Simple - Budovy'.A29]*['Simple - Budovy'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'Simple - Budovy'.A30]*['Simple - Budovy'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kovaci du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'Simple - Budovy'.A31]*['Simple - Budovy'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kovaci du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'Simple - Budovy'.A32]*['Simple - Budovy'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3]*['Simple - Budovy'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'Simple - Budovy'.A34]*['Simple - Budovy'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5]*['Simple - Budovy'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6]*['Simple - Budovy'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'Simple - Budovy'.A37]*['Simple - Budovy'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'Simple - Budovy'.A38]*['Simple - Budovy'.H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imgs-town2.p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zdarna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e Jidl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L MISE||+1 Velky Mate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imgs-town2.pn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 MISE||+1 Zbran</text:p>
          </table:table-cell>
          <table:table-cell table:number-columns-repeated="2"/>
        </table:table-row>
        <table:table-row table:style-name="ro1">
          <table:table-cell table:formula="of:=SUM(['Simple - Budovy'.A23:.A39])" office:value-type="float" office:value="26" calcext:value-type="float">
            <text:p>26</text:p>
          </table:table-cell>
          <table:table-cell table:number-columns-repeated="8"/>
          <table:table-cell table:formula="of:=SUM(['Simple - Budovy'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obni</text:p>
          </table:table-cell>
          <table:table-cell office:value-type="string" calcext:value-type="string">
            <text:p>Balicek|Osobni veci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default-cell-style-name="Default"/>
        <table:table-column table:style-name="co25" table:default-cell-style-name="Default"/>
        <table:table-column table:style-name="co3" table:number-columns-repeated="3" table:default-cell-style-name="ce5"/>
        <table:table-column table:style-name="co26" table:default-cell-style-name="ce5"/>
        <table:table-column table:style-name="co16" table:default-cell-style-name="ce5"/>
        <table:table-column table:style-name="co27" table:default-cell-style-name="ce5"/>
        <table:table-column table:style-name="co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Zombies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attack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efense</text:p>
          </table:table-cell>
          <table:table-cell table:style-name="Default"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Proste jen pomala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17]*2+['Simple - Nepritel'.E17]+['Simple - Nepritel'.F17]-['Simple - Nepritel'.G17]-['Simple - Nepritel'.H17]+['Simple - Nepritel'.K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k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to zasahu aplikuje otravu (-1 nosnost)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18]*2+['Simple - Nepritel'.E18]+['Simple - Nepritel'.F18]-['Simple - Nepritel'.G18]-['Simple - Nepritel'.H18]+['Simple - Nepritel'.K1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Le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Ubira staminu misto zdravi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19]*2+['Simple - Nepritel'.E19]+['Simple - Nepritel'.F19]-['Simple - Nepritel'.G19]-['Simple - Nepritel'.H19]+['Simple - Nepritel'.K1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dici Sm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 Utoci jen zridka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20]*2+['Simple - Nepritel'.E20]+['Simple - Nepritel'.F20]-['Simple - Nepritel'.G20]-['Simple - Nepritel'.H20]+['Simple - Nepritel'.K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 Chodici mrtvola</text:p>
          </table:table-cell>
          <table:table-cell table:number-columns-repeated="2"/>
          <table:table-cell table:formula="of:=['Simple - Nepritel'.D21]*2+['Simple - Nepritel'.E21]+['Simple - Nepritel'.F21]-['Simple - Nepritel'.G21]-['Simple - Nepritel'.H21]+['Simple - Nepritel'.K2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z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ouva se o 2</text:p>
          </table:table-cell>
          <table:table-cell table:number-columns-repeated="2"/>
          <table:table-cell table:formula="of:=['Simple - Nepritel'.D22]*2+['Simple - Nepritel'.E22]+['Simple - Nepritel'.F22]-['Simple - Nepritel'.G22]-['Simple - Nepritel'.H22]+['Simple - Nepritel'.K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slouch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oci jen kdyz jste nahlas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'Simple - Nepritel'.D23]*2+['Simple - Nepritel'.E23]+['Simple - Nepritel'.F23]-['Simple - Nepritel'.G23]-['Simple - Nepritel'.H23]+['Simple - Nepritel'.K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|Ubira staminu a zdravi</text:p>
          </table:table-cell>
          <table:table-cell/>
          <table:table-cell office:value-type="float" office:value="1" calcext:value-type="float">
            <text:p>1</text:p>
          </table:table-cell>
          <table:table-cell table:formula="of:=['Simple - Nepritel'.D24]*2+['Simple - Nepritel'.E24]+['Simple - Nepritel'.F24]-['Simple - Nepritel'.G24]-['Simple - Nepritel'.H24]+['Simple - Nepritel'.K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 Vetsi a chytrejsi</text:p>
          </table:table-cell>
          <table:table-cell/>
          <table:table-cell office:value-type="float" office:value="0" calcext:value-type="float">
            <text:p>0</text:p>
          </table:table-cell>
          <table:table-cell table:formula="of:=['Simple - Nepritel'.D25]*2+['Simple - Nepritel'.E25]+['Simple - Nepritel'.F25]-['Simple - Nepritel'.G25]-['Simple - Nepritel'.H25]+['Simple - Nepritel'.K2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na Zomb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26]*2+['Simple - Nepritel'.E26]+['Simple - Nepritel'.F26]-['Simple - Nepritel'.G26]-['Simple - Nepritel'.H26]+['Simple - Nepritel'.K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Medv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Imunita na zbrane &lt; 2|2 Utoky</text:p>
          </table:table-cell>
          <table:table-cell/>
          <table:table-cell office:value-type="float" office:value="2" calcext:value-type="float">
            <text:p>2</text:p>
          </table:table-cell>
          <table:table-cell table:formula="of:=['Simple - Nepritel'.D27]*2+['Simple - Nepritel'.E27]+['Simple - Nepritel'.F27]-['Simple - Nepritel'.G27]-['Simple - Nepritel'.H27]+['Simple - Nepritel'.K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rid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Posouva se o 2</text:p>
          </table:table-cell>
          <table:table-cell/>
          <table:table-cell office:value-type="float" office:value="1" calcext:value-type="float">
            <text:p>1</text:p>
          </table:table-cell>
          <table:table-cell table:formula="of:=['Simple - Nepritel'.D28]*2+['Simple - Nepritel'.E28]+['Simple - Nepritel'.F28]-['Simple - Nepritel'.G28]-['Simple - Nepritel'.H28]+['Simple - Nepritel'.K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ije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ranuje za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29]*2+['Simple - Nepritel'.E29]+['Simple - Nepritel'.F29]-['Simple - Nepritel'.G29]-['Simple - Nepritel'.H29]+['Simple - Nepritel'.K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zirac Mrtv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kud zrani hrace uzdravi se o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30]*2+['Simple - Nepritel'.E30]+['Simple - Nepritel'.F30]-['Simple - Nepritel'.G30]-['Simple - Nepritel'.H30]+['Simple - Nepritel'.K3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rhac Ostn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vire|Dostrel 1</text:p>
          </table:table-cell>
          <table:table-cell/>
          <table:table-cell office:value-type="float" office:value="2" calcext:value-type="float">
            <text:p>2</text:p>
          </table:table-cell>
          <table:table-cell table:formula="of:=['Simple - Nepritel'.D31]*2+['Simple - Nepritel'.E31]+['Simple - Nepritel'.F31]-['Simple - Nepritel'.G31]-['Simple - Nepritel'.H31]+['Simple - Nepritel'.K3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Veli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ud sam - hned privola X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32]*2+['Simple - Nepritel'.E32]+['Simple - Nepritel'.F32]-['Simple - Nepritel'.G32]-['Simple - Nepritel'.H32]+['Simple - Nepritel'.K3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oman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 Nejvetsi drsnak</text:p>
          </table:table-cell>
          <table:table-cell table:number-columns-repeated="2"/>
          <table:table-cell table:formula="of:=['Simple - Nepritel'.D33]*2+['Simple - Nepritel'.E33]+['Simple - Nepritel'.F33]-['Simple - Nepritel'.G33]-['Simple - Nepritel'.H33]+['Simple - Nepritel'.K3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itni Zomb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1|Zranuje za 2</text:p>
          </table:table-cell>
          <table:table-cell/>
          <table:table-cell office:value-type="float" office:value="4" calcext:value-type="float">
            <text:p>4</text:p>
          </table:table-cell>
          <table:table-cell table:formula="of:=['Simple - Nepritel'.D34]*2+['Simple - Nepritel'.E34]+['Simple - Nepritel'.F34]-['Simple - Nepritel'.G34]-['Simple - Nepritel'.H34]+['Simple - Nepritel'.K3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on Smrt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 zasahu aplikuje i otravu (-1 nosnost)</text:p>
          </table:table-cell>
          <table:table-cell/>
          <table:table-cell office:value-type="float" office:value="2" calcext:value-type="float">
            <text:p>2</text:p>
          </table:table-cell>
          <table:table-cell table:formula="of:=['Simple - Nepritel'.D35]*2+['Simple - Nepritel'.E35]+['Simple - Nepritel'.F35]-['Simple - Nepritel'.G35]-['Simple - Nepritel'.H35]+['Simple - Nepritel'.K3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Behemon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vire|Imunita na zbrane &lt; 2</text:p>
          </table:table-cell>
          <table:table-cell/>
          <table:table-cell office:value-type="float" office:value="3" calcext:value-type="float">
            <text:p>3</text:p>
          </table:table-cell>
          <table:table-cell table:formula="of:=['Simple - Nepritel'.D36]*2+['Simple - Nepritel'.E36]+['Simple - Nepritel'.F36]-['Simple - Nepritel'.G36]-['Simple - Nepritel'.H36]+['Simple - Nepritel'.K36]" office:value-type="float" office:value="22" calcext:value-type="float">
            <text:p>22</text:p>
          </table:table-cell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9" table:default-cell-style-name="ce9"/>
        <table:table-column table:style-name="co3" table:number-columns-repeated="2" table:default-cell-style-name="Default"/>
        <table:table-column table:style-name="co3" table:default-cell-style-name="ce13"/>
        <table:table-column table:style-name="co30" table:number-columns-repeated="3" table:default-cell-style-name="ce15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4" office:value-type="string" calcext:value-type="string">
            <text:p>Koordinace</text:p>
          </table:table-cell>
          <table:table-cell table:style-name="ce14" office:value-type="string" calcext:value-type="string">
            <text:p>Vyroba</text:p>
          </table:table-cell>
          <table:table-cell table:style-name="ce14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Goals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Zvedni nadeji o 3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Zvedni poradek o 3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Nadeje a Poradek +1</text:p>
          </table:table-cell>
          <table:table-cell office:value-type="string" calcext:value-type="string">
            <text:p>Populace -1</text:p>
          </table:table-cell>
        </table:table-row>
        <table:table-row table:style-name="ro1">
          <table:table-cell office:value-type="string" calcext:value-type="string">
            <text:p>Cil X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-1 Populace kazdy tyden|Zvedni populaci o 4</text:p>
          </table:table-cell>
          <table:table-cell office:value-type="string" calcext:value-type="string">
            <text:p>Nadeje +1 Poradek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-1 Nadeje kazdy tyden|Zvedni nadeji o 5</text:p>
          </table:table-cell>
          <table:table-cell office:value-type="string" calcext:value-type="string">
            <text:p>Poradek +1</text:p>
          </table:table-cell>
          <table:table-cell office:value-type="string" calcext:value-type="string">
            <text:p>Nadeje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-1 Poradek kazdy tyden|Zvedni poradek o 5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Poradek -2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Postav 4 nove kempy</text:p>
          </table:table-cell>
          <table:table-cell office:value-type="string" calcext:value-type="string">
            <text:p>Vse -1 a Nadeje -1</text:p>
          </table:table-cell>
          <table:table-cell office:value-type="string" calcext:value-type="string">
            <text:p>Znic 2 Kempy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-1 Nadeje kazdy tyden|Proved mise ve 2 novych mestech</text:p>
          </table:table-cell>
          <table:table-cell office:value-type="string" calcext:value-type="string">
            <text:p>Nadeje a Populace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Populace a Poradek -1</text:p>
          </table:table-cell>
        </table:table-row>
        <table:table-row table:style-name="ro1">
          <table:table-cell office:value-type="string" calcext:value-type="string">
            <text:p>Cil Y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-1 Poradek kazdy tyden|Obev a postav 2 nove budovy</text:p>
          </table:table-cell>
          <table:table-cell office:value-type="string" calcext:value-type="string">
            <text:p>Populace a Poradek +1</text:p>
          </table:table-cell>
          <table:table-cell office:value-type="string" calcext:value-type="string">
            <text:p>Nadeje -1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utociste 2 nakladaky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2 dny dal nez je tve ted nejvzdalenejs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Cil Z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Obsad v poslednim obevenem meste budovu 15+ hluboko</text:p>
          </table:table-cell>
          <table:table-cell office:value-type="string" calcext:value-type="string">
            <text:p>Nadeje +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Pomsta</text:p>
          </table:table-cell>
          <table:table-cell office:value-type="string" calcext:value-type="string">
            <text:p>Najit budovu A a Zabit u ni nepritele Z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Ztrata</text:p>
          </table:table-cell>
          <table:table-cell office:value-type="string" calcext:value-type="string">
            <text:p>Sezbirat osobni veci ze 2 budov B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Opustene misto</text:p>
          </table:table-cell>
          <table:table-cell office:value-type="string" calcext:value-type="string">
            <text:p>Donest 3 materialy do skladu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Opusteny vuz</text:p>
          </table:table-cell>
          <table:table-cell office:value-type="string" calcext:value-type="string">
            <text:p>Prohledat auto alespon 5 budov hluboko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Tajna skrys</text:p>
          </table:table-cell>
          <table:table-cell office:value-type="string" calcext:value-type="string">
            <text:p>Prohledat kulnu u budovy aspon 4 hluboko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Sejf</text:p>
          </table:table-cell>
          <table:table-cell office:value-type="string" calcext:value-type="string">
            <text:p>Donest osobni vec A B a C do Domku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Hledani stop</text:p>
          </table:table-cell>
          <table:table-cell office:value-type="string" calcext:value-type="string">
            <text:p>Prozkoumat 2 zahrady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Voditka</text:p>
          </table:table-cell>
          <table:table-cell office:value-type="string" calcext:value-type="string">
            <text:p>Prozkoumat policejni stanici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  <table:table-row table:style-name="ro1">
          <table:table-cell office:value-type="string" calcext:value-type="string">
            <text:p>Osobni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Vstoupit na policko s alespon 4 neprateli</text:p>
          </table:table-cell>
          <table:table-cell office:value-type="string" calcext:value-type="string">
            <text:p>+1 Zkusenost</text:p>
          </table:table-cell>
          <table:table-cell office:value-type="string" calcext:value-type="string">
            <text:p>Osobni ukol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/>
          <table:table-cell office:value-type="string" calcext:value-type="string">
            <text:p>Jmeno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mena</text:p>
          </table:table-cell>
          <table:table-cell office:value-type="string" calcext:value-type="string">
            <text:p>Cena</text:p>
          </table:table-cell>
          <table:table-cell table:style-name="ce16" office:value-type="string" calcext:value-type="string" table:number-columns-spanned="5" table:number-rows-spanned="1">
            <text:p>Budov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pisek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Wrk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/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Farma</text:p>
          </table:table-cell>
          <table:table-cell office:value-type="string" calcext:value-type="string">
            <text:p>Jidlo +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</text:p>
          </table:table-cell>
          <table:table-cell office:value-type="string" calcext:value-type="string">
            <text:p>Nadeje +2</text:p>
          </table:table-cell>
          <table:table-cell office:value-type="string" calcext:value-type="string">
            <text:p>Nadeje a Poradek -1</text:p>
          </table:table-cell>
          <table:table-cell office:value-type="string" calcext:value-type="string">
            <text:p>Mala Obilnice</text:p>
          </table:table-cell>
          <table:table-cell office:value-type="string" calcext:value-type="string">
            <text:p>Jidlo +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</text:p>
          </table:table-cell>
          <table:table-cell office:value-type="string" calcext:value-type="string">
            <text:p>Nadeje +4 Poradek -1</text:p>
          </table:table-cell>
          <table:table-cell office:value-type="string" calcext:value-type="string">
            <text:p>Nadeje -2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</text:p>
          </table:table-cell>
          <table:table-cell office:value-type="string" calcext:value-type="string">
            <text:p>Nadeje +4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Poradek 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! je Nakladak + 3Z|Ziskat nakladak</text:p>
          </table:table-cell>
          <table:table-cell office:value-type="string" calcext:value-type="string">
            <text:p>Nadeje a Poradek +2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Sluzebna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</text:p>
          </table:table-cell>
          <table:table-cell office:value-type="string" calcext:value-type="string">
            <text:p>Nadeje a Poradek +3</text:p>
          </table:table-cell>
          <table:table-cell office:value-type="string" calcext:value-type="string">
            <text:p>Nadeje a Poradek -2</text:p>
          </table:table-cell>
          <table:table-cell office:value-type="string" calcext:value-type="string">
            <text:p>Ubytovna</text:p>
          </table:table-cell>
          <table:table-cell office:value-type="string" calcext:value-type="string">
            <text:p>Populace 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Nadeje +3 Poradek +2</text:p>
          </table:table-cell>
          <table:table-cell office:value-type="string" calcext:value-type="string">
            <text:p>Nadeje a Populace -1</text:p>
          </table:table-cell>
          <table:table-cell office:value-type="string" calcext:value-type="string">
            <text:p>N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chrana znamych</text:p>
          </table:table-cell>
          <table:table-cell office:value-type="string" calcext:value-type="string">
            <text:p>Prohledat Domek A v hloubce 5+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Nadeje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hybejici vybaveni</text:p>
          </table:table-cell>
          <table:table-cell office:value-type="string" calcext:value-type="string">
            <text:p>Prohledat Parkovaci dum nebo 2 budovy s garazi|Rozebrat 2 vozidla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zdalenost 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istav</text:p>
          </table:table-cell>
          <table:table-cell office:value-type="string" calcext:value-type="string">
            <text:p>Najit ve meste Pristav||Zamichat 2 do 2. poloviny balicku</text:p>
          </table:table-cell>
          <table:table-cell office:value-type="string" calcext:value-type="string">
            <text:p>Poradek +2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Rybarna</text:p>
          </table:table-cell>
          <table:table-cell office:value-type="string" calcext:value-type="string">
            <text:p>Jidlo +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etiste</text:p>
          </table:table-cell>
          <table:table-cell office:value-type="string" calcext:value-type="string">
            <text:p>Najit ve meste Letiste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Nadeje -1</text:p>
          </table:table-cell>
          <table:table-cell office:value-type="string" calcext:value-type="string">
            <text:p>Komunikacni vez</text:p>
          </table:table-cell>
          <table:table-cell office:value-type="string" calcext:value-type="string">
            <text:p>Vzdalenost -1|+1 Skupi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izdarna</text:p>
          </table:table-cell>
          <table:table-cell office:value-type="string" calcext:value-type="string">
            <text:p>Najit ve meste Jizdarnu||Zamichat 2 do 2. poloviny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1</text:p>
          </table:table-cell>
          <table:table-cell office:value-type="string" calcext:value-type="string">
            <text:p>Zasobovaci trasa</text:p>
          </table:table-cell>
          <table:table-cell office:value-type="string" calcext:value-type="string">
            <text:p>Vzdalenost 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ojensky Bunkr</text:p>
          </table:table-cell>
          <table:table-cell office:value-type="string" calcext:value-type="string">
            <text:p>Najit ve meste Bunkr||Zamichat 4 do celeho balicku</text:p>
          </table:table-cell>
          <table:table-cell office:value-type="string" calcext:value-type="string">
            <text:p>Populace +1</text:p>
          </table:table-cell>
          <table:table-cell office:value-type="string" calcext:value-type="string">
            <text:p>Poradek -2</text:p>
          </table:table-cell>
          <table:table-cell office:value-type="string" calcext:value-type="string">
            <text:p>Strelnice</text:p>
          </table:table-cell>
          <table:table-cell office:value-type="string" calcext:value-type="string">
            <text:p>Poradek 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ity Sites" table:style-name="ta1"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ren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Ud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s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Rov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ahork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Mok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H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ovi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ust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Po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kace</text:p>
          </table:table-cell>
          <table:table-cell office:value-type="string" calcext:value-type="string">
            <text:p>Skali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</text:p>
          </table:table-cell>
        </table:table-row>
      </table:table>
      <table:table table:name="Personals" table:style-name="ta1">
        <table:table-column table:style-name="co13" table:default-cell-style-name="Default"/>
        <table:table-column table:style-name="co49" table:default-cell-style-name="ce3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string" calcext:value-type="string">
            <text:p>Knizk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Default" office:value-type="string" calcext:value-type="string">
            <text:p>Zaznamn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style-name="Default" office:value-type="string" calcext:value-type="string">
            <text:p>Dalekohl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ohled||Set +1 Hledani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style-name="Default" office:value-type="string" calcext:value-type="string">
            <text:p>Slozena ma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style-name="Default" office:value-type="string" calcext:value-type="string">
            <text:p>Slozka dokument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Hledani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Personal B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ersonal B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rsonal B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rsonal B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Nosnost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rmadni Bato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Zdravi||Set +1 Nosnos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ersonal C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ersonal 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ersonal 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mel-B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Nosnost||Set +1 Stamina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ersonal C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Stamina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rsonal D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ersonal D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Hledani||Set +1 Munice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rsonal D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ersonal D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ersonal D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Munice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ersonal E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rsonal E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rsonal E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ersonal E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Hlasitost zbrane||Set +1 Utok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Personal E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Utok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ersonal F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Obrana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ersonal F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+1 Obrana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ersonal F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Zdravi||Set +1 Obrana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ersonal F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Obrana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ersonal F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+1 Obrana</text:p>
          </table:table-cell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  <table:database-ranges>
        <table:database-range table:name="__Anonymous_Sheet_DB__9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4:48:54.375825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19T11:33:52.699440655</dc:date>
    <meta:editing-duration>P2DT23H30M30S</meta:editing-duration>
    <meta:editing-cycles>314</meta:editing-cycles>
    <meta:generator>LibreOffice/5.1.6.2$Linux_X86_64 LibreOffice_project/10m0$Build-2</meta:generator>
    <meta:document-statistic meta:table-count="15" meta:cell-count="2648" meta:object-count="0"/>
  </office:meta>
</office:document-meta>
</file>